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10.345cm"/>
    </style:style>
    <style:style style:name="co4" style:family="table-column">
      <style:table-column-properties fo:break-before="auto" style:column-width="3.0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color="#0000ff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ff" fo:font-size="11pt" style:font-size-asian="11pt" style:font-size-complex="11pt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66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color="#006600" fo:font-size="11pt" style:font-size-asian="11pt" style:font-size-complex="11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6600" fo:font-size="11pt" style:font-size-asian="11pt" style:font-size-complex="11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ff0000" fo:font-size="11pt" style:font-size-asian="11pt" style:font-size-complex="11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 fo:font-size="11pt" style:font-size-asian="11pt" style:font-size-complex="11pt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  <style:text-properties fo:color="#990099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fo:color="#990099" fo:font-size="11pt" style:font-size-asian="11pt" style:font-size-complex="11pt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color="#00660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990099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fo:color="#990099" fo:font-size="11pt" style:font-size-asian="11pt" style:font-size-complex="11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color="#ff0000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color="#0000ff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st. Difficulty</text:p>
          </table:table-cell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Est. Tim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AddressTaken Analysis</text:p>
          </table:table-cell>
          <table:table-cell table:style-name="ce7" office:value-type="string" calcext:value-type="string">
            <text:p>½ – 1 Week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imple</text:p>
          </table:table-cell>
          <table:table-cell table:style-name="ce8" office:value-type="string" calcext:value-type="string">
            <text:p><text:s text:c="4"/>Collection of addresses in program memory</text:p>
          </table:table-cell>
          <table:table-cell table:style-name="ce8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<text:s text:c="4"/>Analysis of the runtime linker (libld)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CallTarget Analysis (I)</text:p>
          </table:table-cell>
          <table:table-cell table:style-name="ce10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mple</text:p>
          </table:table-cell>
          <table:table-cell table:style-name="ce11" office:value-type="string" calcext:value-type="string">
            <text:p><text:s text:c="4"/>Collection of CallTargets</text:p>
          </table:table-cell>
          <table:table-cell table:style-name="ce11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<text:s text:c="4"/>Identification of the expected parameter count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<text:s text:c="8"/>Pathwise forward function CFG liveness analysi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imple</text:p>
          </table:table-cell>
          <table:table-cell table:style-name="ce12" office:value-type="string" calcext:value-type="string">
            <text:p><text:s text:c="8"/>Merging of Path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Relative CallSite Analysis (I)</text:p>
          </table:table-cell>
          <table:table-cell table:style-name="ce13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<text:s text:c="4"/>Collection of relative CallSites</text:p>
          </table:table-cell>
          <table:table-cell table:style-name="ce14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<text:s text:c="4"/>Identification of the provided parameter count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<text:s text:c="8"/>Pathwise backward function CFG liveness analysis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office:value-type="string" calcext:value-type="string">
            <text:p>Simple</text:p>
          </table:table-cell>
          <table:table-cell table:style-name="ce15" office:value-type="string" calcext:value-type="string">
            <text:p><text:s text:c="8"/>Merging of Paths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Binary Patching</text:p>
          </table:table-cell>
          <table:table-cell table:style-name="ce16" office:value-type="string" calcext:value-type="string">
            <text:p>½ – 1 Week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<text:s text:c="4"/>CallTarget tag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<text:s text:c="4"/>Tag-based CallSite vs CallTarget checks (generic!)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imple</text:p>
          </table:table-cell>
          <table:table-cell table:style-name="ce4" office:value-type="string" calcext:value-type="string">
            <text:p><text:s text:c="4"/>Scrambling unused register values (methodology!)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7" office:value-type="string" calcext:value-type="string">
            <text:p>Simple</text:p>
          </table:table-cell>
          <table:table-cell table:style-name="ce17" office:value-type="string" calcext:value-type="string">
            <text:p>Verification: Dynainst vs Ground Truth (llvm)</text:p>
          </table:table-cell>
          <table:table-cell table:style-name="ce17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<text:s text:c="4"/>Parameter coun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9" office:value-type="string" calcext:value-type="string">
            <text:p>Medium</text:p>
          </table:table-cell>
          <table:table-cell table:style-name="ce19" office:value-type="string" calcext:value-type="string">
            <text:p>CallTarget Analysis (II)</text:p>
          </table:table-cell>
          <table:table-cell table:style-name="ce19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<text:s text:c="4"/>Identification of the provided return typ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<text:s text:c="8"/>type ::= provides | does not provid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Medium</text:p>
          </table:table-cell>
          <table:table-cell table:style-name="ce13" office:value-type="string" calcext:value-type="string">
            <text:p>CallSite Analysis (II)</text:p>
          </table:table-cell>
          <table:table-cell table:style-name="ce16" office:value-type="string" calcext:value-type="string">
            <text:p>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dium</text:p>
          </table:table-cell>
          <table:table-cell table:style-name="ce14" office:value-type="string" calcext:value-type="string">
            <text:p><text:s text:c="4"/>Identification of the expected return typ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dium</text:p>
          </table:table-cell>
          <table:table-cell table:style-name="ce15" office:value-type="string" calcext:value-type="string">
            <text:p><text:s text:c="8"/>type ::= expects | does not expect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Verification: Dyninst vs Ground Truth (llvm)</text:p>
          </table:table-cell>
          <table:table-cell table:style-name="ce20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1" office:value-type="string" calcext:value-type="string">
            <text:p>Simple</text:p>
          </table:table-cell>
          <table:table-cell table:style-name="ce21" office:value-type="string" calcext:value-type="string">
            <text:p><text:s text:c="4"/>Return type (void | non-void)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CallTarget Analysis (III)</text:p>
          </table:table-cell>
          <table:table-cell table:style-name="ce10" office:value-type="string" calcext:value-type="string">
            <text:p>4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High</text:p>
          </table:table-cell>
          <table:table-cell table:style-name="ce11" office:value-type="string" calcext:value-type="string">
            <text:p><text:s text:c="4"/>Identification of the expected parameter type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<text:s text:c="8"/>Dyninst-based analysi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string" calcext:value-type="string">
            <text:p><text:s text:c="8"/>BAP-based analysi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string" calcext:value-type="string">
            <text:p>Relative CallSite Analysis (III)</text:p>
          </table:table-cell>
          <table:table-cell table:style-name="ce22" office:value-type="string" calcext:value-type="string">
            <text:p>4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<text:s text:c="4"/>Identification of the provided parameter types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<text:s text:c="8"/>Dyninst-based analysis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<text:s text:c="8"/>BAP-based analysis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7" office:value-type="string" calcext:value-type="string">
            <text:p>Simple</text:p>
          </table:table-cell>
          <table:table-cell table:style-name="ce17" office:value-type="string" calcext:value-type="string">
            <text:p>Verification: Dyninst vs BAP vs Ground Truth (llvm)</text:p>
          </table:table-cell>
          <table:table-cell table:style-name="ce17" office:value-type="string" calcext:value-type="string">
            <text:p>1 Day – 2 Days</text:p>
          </table:table-cell>
          <table:table-cell table:number-columns-repeated="102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1" office:value-type="string" calcext:value-type="string">
            <text:p>Simple</text:p>
          </table:table-cell>
          <table:table-cell table:style-name="ce21" office:value-type="string" calcext:value-type="string">
            <text:p><text:s text:c="4"/>Parameter Type (int, float, pointer, …)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<text:s text:c="4"/>Return Type (void, int, float, pointer, …)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AddressTaken Analysis (II)</text:p>
          </table:table-cell>
          <table:table-cell table:style-name="ce23" office:value-type="string" calcext:value-type="string">
            <text:p>1 – 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<text:s text:c="4"/>Vtable Identifica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CallTarget Analysis (IV)</text:p>
          </table:table-cell>
          <table:table-cell table:style-name="ce10" office:value-type="string" calcext:value-type="string">
            <text:p>1 – 2 Weeks</text:p>
          </table:table-cell>
          <table:table-cell table:number-columns-repeated="10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<text:s text:c="4"/>Identification of VcallTargets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string" calcext:value-type="string">
            <text:p>Relative CallSite Analysis (IV)</text:p>
          </table:table-cell>
          <table:table-cell table:style-name="ce22" office:value-type="string" calcext:value-type="string">
            <text:p>1 – 2 Weeks</text:p>
          </table:table-cell>
          <table:table-cell table:number-columns-repeated="10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<text:s text:c="4"/>Identification of VcallSites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<text:s text:c="8"/>Pattern-matching based approach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7" office:value-type="string" calcext:value-type="string">
            <text:p>Simple</text:p>
          </table:table-cell>
          <table:table-cell table:style-name="ce17" office:value-type="string" calcext:value-type="string">
            <text:p>Verification: Implementatin vs Ground Truth (llvm)</text:p>
          </table:table-cell>
          <table:table-cell table:style-name="ce17" office:value-type="string" calcext:value-type="string">
            <text:p>1 Day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<text:s text:c="4"/>Vtable Identific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23:03.491000000</meta:creation-date>
    <dc:date>2016-05-12T10:28:59.617000000</dc:date>
    <meta:editing-duration>PT16M16S</meta:editing-duration>
    <meta:editing-cycles>4</meta:editing-cycles>
    <meta:generator>LibreOffice/4.3.6.2$Windows_x86 LibreOffice_project/d50a87b2e514536ed401c18000dad4660b6a169e</meta:generator>
    <meta:document-statistic meta:table-count="1" meta:cell-count="163" meta:object-count="0"/>
  </office:meta>
</office:document-meta>
</file>